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13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3 primeros problemas</text:p>
          </table:table-cell>
          <table:table-cell table:style-name="ce36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3"/>
          <table:table-cell table:formula="of:=SUM([.C3:.E3]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multiplicación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C4:.E4])" office:value-type="float" office:value="85" calcext:value-type="float">
            <text:p>85</text:p>
          </table:table-cell>
          <table:table-cell office:value-type="string" calcext:value-type="string">
            <text:p>La multiplicación tiene errores de cálculo.</text:p>
          </table:table-cell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main y extras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5:.E5])-20" office:value-type="float" office:value="80" calcext:value-type="float">
            <text:p>80</text:p>
          </table:table-cell>
          <table:table-cell office:value-type="string" calcext:value-type="string">
            <text:p>2 días tarde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6:.E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7:.E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8:.E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C10:.E10])" office:value-type="float" office:value="66" calcext:value-type="float">
            <text:p>66</text:p>
          </table:table-cell>
          <table:table-cell office:value-type="string" calcext:value-type="string">
            <text:p>Malas prácticas de indentación, falta el problema de multiplicación, problema de matriz aleatoria incomplet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12:.E12])" office:value-type="float" office:value="25" calcext:value-type="float">
            <text:p>25</text:p>
          </table:table-cell>
          <table:table-cell office:value-type="string" calcext:value-type="string">
            <text:p>Falta la multiplicación de matrices, los otros problemas están incompletos.</text:p>
          </table:table-cell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13:.E13])" office:value-type="float" office:value="40" calcext:value-type="float">
            <text:p>40</text:p>
          </table:table-cell>
          <table:table-cell office:value-type="string" calcext:value-type="string">
            <text:p>Problema del segundo punto incompleto, faltan los problemas del tercer y cuarto punt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3"/>
          <table:table-cell table:formula="of:=SUM([.C14:.E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5:.E1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C16:.E16])" office:value-type="float" office:value="18" calcext:value-type="float">
            <text:p>18</text:p>
          </table:table-cell>
          <table:table-cell office:value-type="string" calcext:value-type="string">
            <text:p>Problemas incompletos, falta la multiplicación de matrices, malas prácticas de indentación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SUM([.C17:.E17])" office:value-type="float" office:value="90" calcext:value-type="float">
            <text:p>90</text:p>
          </table:table-cell>
          <table:table-cell office:value-type="string" calcext:value-type="string">
            <text:p>No multiplica por un real, sino que siempre se hace por 5. La multiplicación de matrices tiene error de compilación, no incluye su nombr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8:.E18])" office:value-type="float" office:value="100" calcext:value-type="float">
            <text:p>100</text:p>
          </table:table-cell>
          <table:table-cell office:value-type="string" calcext:value-type="string">
            <text:p>Excelente!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SUM([.C19:.E19])" office:value-type="float" office:value="98" calcext:value-type="float">
            <text:p>98</text:p>
          </table:table-cell>
          <table:table-cell office:value-type="string" calcext:value-type="string">
            <text:p>Faltó el nombr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C20:.E20])" office:value-type="float" office:value="83" calcext:value-type="float">
            <text:p>83</text:p>
          </table:table-cell>
          <table:table-cell office:value-type="string" calcext:value-type="string">
            <text:p>La multiplicación tiene errores de cálculo. El programa no compila porque el nombre no coincide con la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3"/>
          <table:table-cell table:formula="of:=SUM([.C21:.E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2:.E2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C23:.E23])" office:value-type="float" office:value="45" calcext:value-type="float">
            <text:p>45</text:p>
          </table:table-cell>
          <table:table-cell office:value-type="string" calcext:value-type="string">
            <text:p>Segundo y tercer problema incompleto, falta el problema de multiplicación, malas prácticas de indentación, los números random no van de 0 a 300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3"/>
          <table:table-cell table:formula="of:=SUM([.C24:.E2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C25:.E25])" office:value-type="float" office:value="65" calcext:value-type="float">
            <text:p>65</text:p>
          </table:table-cell>
          <table:table-cell office:value-type="string" calcext:value-type="string">
            <text:p>Falta la multiplicación de matrices, la clase no se llama como el archivo, los números random van de 0 a 300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9:06:10.0871179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05T22:12:40.492170408</dc:date>
    <meta:editing-duration>PT55M39S</meta:editing-duration>
    <meta:editing-cycles>11</meta:editing-cycles>
    <meta:generator>LibreOffice/6.4.6.2$Linux_X86_64 LibreOffice_project/40$Build-2</meta:generator>
    <meta:document-statistic meta:table-count="1" meta:cell-count="176" meta:object-count="0"/>
  </office:meta>
</office:document-meta>
</file>